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668f3" officeooo:paragraph-rsid="001668f3"/>
    </style:style>
    <style:style style:name="P2" style:family="paragraph" style:parent-style-name="Standard" style:list-style-name="L2">
      <style:text-properties officeooo:paragraph-rsid="001668f3"/>
    </style:style>
    <style:style style:name="P3" style:family="paragraph" style:parent-style-name="Standard" style:list-style-name="L3">
      <style:text-properties officeooo:paragraph-rsid="001668f3"/>
    </style:style>
    <style:style style:name="P4" style:family="paragraph" style:parent-style-name="Standard" style:list-style-name="L1">
      <style:text-properties officeooo:paragraph-rsid="001668f3"/>
    </style:style>
    <style:style style:name="P5" style:family="paragraph" style:parent-style-name="Standard" style:list-style-name="L1">
      <style:text-properties officeooo:paragraph-rsid="001b835e"/>
    </style:style>
    <style:style style:name="P6" style:family="paragraph" style:parent-style-name="Standard" style:list-style-name="L1">
      <style:text-properties officeooo:paragraph-rsid="001d4baf"/>
    </style:style>
    <style:style style:name="P7" style:family="paragraph" style:parent-style-name="Standard" style:list-style-name="L6">
      <style:text-properties fo:font-style="italic" officeooo:paragraph-rsid="001668f3" style:font-style-asian="italic" style:font-style-complex="italic"/>
    </style:style>
    <style:style style:name="P8" style:family="paragraph" style:parent-style-name="Standard" style:list-style-name="L1">
      <style:text-properties officeooo:rsid="001abd3e" officeooo:paragraph-rsid="001abd3e"/>
    </style:style>
    <style:style style:name="P9" style:family="paragraph" style:parent-style-name="Standard" style:list-style-name="L7">
      <style:text-properties officeooo:paragraph-rsid="001abd3e"/>
    </style:style>
    <style:style style:name="P10" style:family="paragraph" style:parent-style-name="Standard" style:list-style-name="L1">
      <style:text-properties fo:font-style="normal" officeooo:rsid="001abd3e" officeooo:paragraph-rsid="001abd3e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1b33b5" officeooo:paragraph-rsid="001b33b5" style:font-style-asian="normal" style:font-style-complex="normal"/>
    </style:style>
    <style:style style:name="P12" style:family="paragraph" style:parent-style-name="Standard" style:list-style-name="L1">
      <style:text-properties officeooo:rsid="001d4baf" officeooo:paragraph-rsid="001d4baf"/>
    </style:style>
    <style:style style:name="T1" style:family="text">
      <style:text-properties officeooo:rsid="001668f3"/>
    </style:style>
    <style:style style:name="T2" style:family="text">
      <style:text-properties officeooo:rsid="00179357"/>
    </style:style>
    <style:style style:name="T3" style:family="text">
      <style:text-properties fo:font-style="italic" officeooo:rsid="001abd3e" style:font-style-asian="italic" style:font-style-complex="italic"/>
    </style:style>
    <style:style style:name="T4" style:family="text">
      <style:text-properties officeooo:rsid="001d4b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0587638" text:style-name="L2">
        <text:list-item>
          <text:p text:style-name="P2"><text:span text:style-name="T1">Read function definitions (start with module stack frame)</text:span></text:p>
        </text:list-item>
      </text:list>
      <text:list xml:id="list1137974340" text:style-name="L1">
        <text:list-item>
          <text:list>
            <text:list-item>
              <text:p text:style-name="P6"><text:span text:style-name="T4">Initial image</text:span></text:p>
            </text:list-item>
            <text:list-item>
              <text:p text:style-name="P12">stack frame appears</text:p>
            </text:list-item>
            <text:list-item>
              <text:p text:style-name="P4"><text:span text:style-name="T1">divide (add to module stack frame; blue arrow appears; highlight lines 1-3)</text:span></text:p>
            </text:list-item>
            <text:list-item>
              <text:p text:style-name="P1">get_values_and_divide (add to module stack frame; blue arrow to line 5; highlight lines 5-9)</text:p>
            </text:list-item>
            <text:list-item>
              <text:p text:style-name="P1">main (add to module stack frame; blue arrow to line 11; highlight lines 11-14)</text:p>
            </text:list-item>
          </text:list>
        </text:list-item>
      </text:list>
      <text:list xml:id="list3189300070" text:style-name="L3">
        <text:list-item>
          <text:p text:style-name="P3"><text:span text:style-name="T1">Invoke main</text:span></text:p>
        </text:list-item>
      </text:list>
      <text:list xml:id="list21139943152324" text:continue-list="list1137974340" text:style-name="L1">
        <text:list-item>
          <text:list>
            <text:list-item>
              <text:p text:style-name="P1">Invocation (blue arrow to line 16)</text:p>
            </text:list-item>
            <text:list-item>
              <text:p text:style-name="P5"><text:span text:style-name="T1">Brown arrow appears on line 12; main() stack frame appears</text:span></text:p>
            </text:list-item>
            <text:list-item>
              <text:p text:style-name="P5"><text:span text:style-name="T1">print to console</text:span></text:p>
            </text:list-item>
            <text:list-item>
              <text:p text:style-name="P1">Invoke get_values_and_divide() (brown arrow to line 13)</text:p>
            </text:list-item>
          </text:list>
        </text:list-item>
      </text:list>
      <text:list xml:id="list2355672145" text:style-name="L6">
        <text:list-item>
          <text:p text:style-name="P7"><text:span text:style-name="T1">Invoke get_values_and_divide()</text:span></text:p>
        </text:list-item>
      </text:list>
      <text:list xml:id="list21141149308598" text:continue-list="list21139943152324" text:style-name="L1">
        <text:list-item>
          <text:list>
            <text:list-item>
              <text:p text:style-name="P1">Green arrow appears on line 7<text:span text:style-name="T2">; get_values_and_divide() stack frame appears</text:span></text:p>
            </text:list-item>
            <text:list-item>
              <text:p text:style-name="P8">Question on stdout</text:p>
            </text:list-item>
            <text:list-item>
              <text:p text:style-name="P8">Type 1</text:p>
            </text:list-item>
            <text:list-item>
              <text:p text:style-name="P8">Type 4</text:p>
            </text:list-item>
            <text:list-item>
              <text:p text:style-name="P8">definition of num in stack frame</text:p>
            </text:list-item>
            <text:list-item>
              <text:p text:style-name="P8">Green arrow to line 8; question on stdout</text:p>
            </text:list-item>
            <text:list-item>
              <text:p text:style-name="P8">Type 0</text:p>
            </text:list-item>
            <text:list-item>
              <text:p text:style-name="P8">definition of denom in stack frame</text:p>
            </text:list-item>
            <text:list-item>
              <text:p text:style-name="P8">Invoke divide() (Green arrow to line 9)</text:p>
            </text:list-item>
          </text:list>
        </text:list-item>
      </text:list>
      <text:list xml:id="list2774375181" text:style-name="L7">
        <text:list-item>
          <text:p text:style-name="P9"><text:span text:style-name="T3">Invoke divide()</text:span></text:p>
        </text:list-item>
      </text:list>
      <text:list xml:id="list21140343949096" text:continue-list="list21141149308598" text:style-name="L1">
        <text:list-item>
          <text:list>
            <text:list-item>
              <text:p text:style-name="P10">Purple arrow appears on line 3; divide() stack frame appears with n and d defined</text:p>
            </text:list-item>
            <text:list-item>
              <text:p text:style-name="P11">divide() call stack border becomes red</text:p>
            </text:list-item>
            <text:list-item>
              <text:p text:style-name="P11">get_values...() call stack border becomes red</text:p>
            </text:list-item>
            <text:list-item>
              <text:p text:style-name="P11">main() call stack border becomes red</text:p>
            </text:list-item>
            <text:list-item>
              <text:p text:style-name="P11">module call stack border becomes red; traceback appears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23:16:57.334171035</meta:creation-date>
    <dc:date>2020-07-31T02:11:39.841188292</dc:date>
    <meta:editing-duration>PT43M51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27" meta:word-count="199" meta:character-count="1128" meta:non-whitespace-character-count="983"/>
  </office:meta>
</office:document-meta>
</file>